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Arial1" svg:font-family="Arial" style:font-adornments="Regular"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officeooo:paragraph-rsid="00165da6"/>
    </style:style>
    <style:style style:name="P2" style:family="paragraph" style:parent-style-name="Standard">
      <style:paragraph-properties fo:margin-top="0in" fo:margin-bottom="0in" loext:contextual-spacing="false"/>
      <style:text-properties officeooo:paragraph-rsid="00165da6"/>
    </style:style>
    <style:style style:name="P3" style:family="paragraph" style:parent-style-name="Standard">
      <style:paragraph-properties fo:margin-top="0in" fo:margin-bottom="0in" loext:contextual-spacing="false" fo:line-height="115%"/>
      <style:text-properties style:font-name="Arial" fo:font-size="11pt" officeooo:paragraph-rsid="00165da6" style:font-size-asian="11pt" style:font-size-complex="11pt"/>
    </style:style>
    <style:style style:name="P4" style:family="paragraph" style:parent-style-name="Standard">
      <style:paragraph-properties fo:margin-top="0in" fo:margin-bottom="0in" loext:contextual-spacing="false"/>
      <style:text-properties style:font-name="Arial" fo:font-size="11pt" officeooo:paragraph-rsid="00165da6" style:font-size-asian="11pt" style:font-size-complex="11pt"/>
    </style:style>
    <style:style style:name="P5" style:family="paragraph" style:parent-style-name="Standard">
      <style:paragraph-properties fo:margin-top="0in" fo:margin-bottom="0in" loext:contextual-spacing="false" fo:line-height="100%"/>
      <style:text-properties style:font-name="Arial" fo:font-size="11pt" officeooo:paragraph-rsid="00165da6" style:font-size-asian="11pt" style:font-size-complex="11pt"/>
    </style:style>
    <style:style style:name="P6" style:family="paragraph" style:parent-style-name="Standard">
      <style:paragraph-properties fo:margin-top="0in" fo:margin-bottom="0in" loext:contextual-spacing="false" fo:line-height="115%"/>
      <style:text-properties style:font-name="Arial" fo:font-size="11pt" officeooo:paragraph-rsid="00165da6" style:font-name-asian="Helvetica Neue1" style:font-size-asian="11pt" style:font-name-complex="Helvetica Neue1" style:font-size-complex="11pt"/>
    </style:style>
    <style:style style:name="P7" style:family="paragraph" style:parent-style-name="Standard" style:list-style-name="WWNum3">
      <style:paragraph-properties fo:margin-left="0.5in" fo:margin-right="0in" fo:margin-top="0in" fo:margin-bottom="0in" loext:contextual-spacing="true" fo:line-height="100%" fo:text-indent="-0.2189in" style:auto-text-indent="false"/>
      <style:text-properties style:font-name="Arial" fo:font-size="11pt" officeooo:paragraph-rsid="00165da6" style:font-size-asian="11pt" style:font-size-complex="11pt"/>
    </style:style>
    <style:style style:name="P8" style:family="paragraph" style:parent-style-name="Standard" style:list-style-name="WWNum2">
      <style:paragraph-properties fo:margin-left="0.5in" fo:margin-right="0in" fo:margin-top="0in" fo:margin-bottom="0in" loext:contextual-spacing="true" fo:line-height="100%" fo:text-indent="-0.3228in" style:auto-text-indent="false"/>
      <style:text-properties style:font-name="Arial" fo:font-size="11pt" officeooo:paragraph-rsid="00165da6" style:font-size-asian="11pt" style:font-size-complex="11pt"/>
    </style:style>
    <style:style style:name="P9" style:family="paragraph" style:parent-style-name="Standard" style:list-style-name="WWNum2">
      <style:paragraph-properties fo:margin-left="0.6772in" fo:margin-right="0in" fo:margin-top="0in" fo:margin-bottom="0in" loext:contextual-spacing="true" fo:line-height="100%" fo:text-indent="-0.198in" style:auto-text-indent="false"/>
      <style:text-properties style:font-name="Arial" fo:font-size="11pt" officeooo:paragraph-rsid="00165da6" style:font-size-asian="11pt" style:font-size-complex="11pt"/>
    </style:style>
    <style:style style:name="P10" style:family="paragraph" style:parent-style-name="Standard" style:list-style-name="WWNum1">
      <style:paragraph-properties fo:margin-left="0.5in" fo:margin-right="0in" fo:margin-top="0in" fo:margin-bottom="0in" loext:contextual-spacing="true" fo:line-height="100%" fo:text-indent="-0.25in" style:auto-text-indent="false"/>
      <style:text-properties style:font-name="Arial" fo:font-size="11pt" officeooo:paragraph-rsid="00165da6" style:font-name-asian="Helvetica Neue1" style:font-size-asian="11pt" style:font-name-complex="Helvetica Neue1" style:font-size-complex="11pt"/>
    </style:style>
    <style:style style:name="P11" style:family="paragraph" style:parent-style-name="Title" style:master-page-name="Standard">
      <style:paragraph-properties style:page-number="1"/>
      <style:text-properties style:font-name="Arial" officeooo:paragraph-rsid="00165da6"/>
    </style:style>
    <style:style style:name="P12" style:family="paragraph" style:parent-style-name="Heading_20_1">
      <style:text-properties style:font-name="Arial" officeooo:paragraph-rsid="00165da6"/>
    </style:style>
    <style:style style:name="T1" style:family="text">
      <style:text-properties style:font-name="Helvetica Neue" style:font-name-asian="Helvetica Neue1" style:font-name-complex="Helvetica Neue1"/>
    </style:style>
    <style:style style:name="T2" style:family="text">
      <style:text-properties fo:font-weight="bold" style:font-weight-asian="bold"/>
    </style:style>
    <style:style style:name="T3" style:family="text">
      <style:text-properties fo:color="#1155cc" style:font-name="Helvetica Neue" style:text-underline-style="solid" style:text-underline-width="auto" style:text-underline-color="font-color" style:font-name-asian="Helvetica Neue1" style:font-name-complex="Helvetica Neue1"/>
    </style:style>
    <style:style style:name="T4" style:family="text">
      <style:text-properties fo:color="#1155cc" style:text-underline-style="solid" style:text-underline-width="auto" style:text-underline-color="font-color" style:font-name-asian="Helvetica Neue1" style:font-name-complex="Helvetica Neue1"/>
    </style:style>
    <style:style style:name="T5" style:family="text">
      <style:text-properties fo:color="#1155cc" style:font-name="Arial" style:text-underline-style="solid" style:text-underline-width="auto" style:text-underline-color="font-color" style:font-name-asian="Helvetica Neue1" style:font-name-complex="Helvetica Neue1"/>
    </style:style>
    <style:style style:name="T6" style:family="text">
      <style:text-properties fo:color="#1155cc" style:font-name="Arial" fo:font-size="11pt" style:text-underline-style="solid" style:text-underline-width="auto" style:text-underline-color="font-color" style:font-name-asian="Helvetica Neue1" style:font-size-asian="11pt" style:font-name-complex="Helvetica Neue1" style:font-size-complex="11pt"/>
    </style:style>
    <style:style style:name="T7" style:family="text">
      <style:text-properties style:font-name-asian="Helvetica Neue1" style:font-name-complex="Helvetica Neue1"/>
    </style:style>
    <style:style style:name="T8" style:family="text">
      <style:text-properties style:font-name="Arial" style:font-name-asian="Helvetica Neue1" style:font-name-complex="Helvetica Neue1"/>
    </style:style>
    <style:style style:name="T9" style:family="text">
      <style:text-properties style:font-name="Arial" fo:font-size="11pt" style:font-name-asian="Helvetica Neue1" style:font-size-asian="11pt" style:font-name-complex="Helvetica Neue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veloper</text:p>
      <text:p text:style-name="P12">The projects</text:p>
      <text:p text:style-name="P3"><text:span text:style-name="T7">We are looking for developers and senior developers who can work across a range of projects. <text:s/>During the application process we will take your skills and any preference you express on board and aim to match you to an appropriate project. </text:span>We move<text:span text:style-name="T7"> staff between projects on need and request.</text:span></text:p>
      <text:p text:style-name="P3"/>
      <text:p text:style-name="P6">Each platform is selecting and using an appropriate technology stack for the problem at hand.</text:p>
      <text:p text:style-name="P12">The role</text:p>
      <text:p text:style-name="P4">You’ll share the responsibility for the digital transformation of government. You’ll ensure high quality code is delivered in line with project goals and delivery cycles. You’ll thrive using agile methods and enjoy working openly, collaboratively and as part of a multidisciplinary team focused on one or more projects. Above all, you’ll want to make government better, which may sometimes involve challenging the status quo.</text:p>
      <text:p text:style-name="P12">Main responsibilities</text:p>
      <text:p text:style-name="P4">As a <text:span text:style-name="T2">Developer</text:span> you’ll:</text:p>
      <text:p text:style-name="P4"/>
      <text:list xml:id="list5872160774612629303" text:style-name="WWNum3">
        <text:list-item>
          <text:p text:style-name="P7">build RESTful web services to serve a variety of citizen and government needs, taking responsibility for the quality of code you produce </text:p>
        </text:list-item>
        <text:list-item>
          <text:p text:style-name="P7">implement toolkits and APIs for purposes such as integration, performance optimisation, security and scalability</text:p>
        </text:list-item>
        <text:list-item>
          <text:p text:style-name="P7">build automated tests to support our continuous deployment environment</text:p>
        </text:list-item>
        <text:list-item>
          <text:p text:style-name="P7">share knowledge of tools and techniques with your wider team, both developers and non-developers</text:p>
        </text:list-item>
        <text:list-item>
          <text:p text:style-name="P7">act as a digital ambassador across government, supporting recruitment, identifying good practices to adopt and sharing experiences, eg through blog posts, tech talks at conferences etc.</text:p>
        </text:list-item>
        <text:list-item>
          <text:p text:style-name="P7">participate in our in-house (2nd line) <text:s/>support, and potentially the out-of-hours support rota (evenings and weekends for one week every 8 weeks) - you’ll be paid an allowance, and a further hourly payment, for any duties you perform when on call</text:p>
        </text:list-item>
        <text:list-item>
          <text:p text:style-name="P7">be involved in helping recruit developers and, where appropriate, helping sift and interview</text:p>
        </text:list-item>
      </text:list>
      <text:p text:style-name="P12">Skills and experience</text:p>
      <text:p text:style-name="P4">For the Developer role it is essential that you have:</text:p>
      <text:list xml:id="list6190418786590662929" text:style-name="WWNum2">
        <text:list-item>
          <text:p text:style-name="P8">experience in front-end and/or back-end development, with detailed knowledge of at least one programming language: </text:p>
          <text:list>
            <text:list-item>
              <text:p text:style-name="P9">back-end developers need at least one of Ruby, Java, Python, Javascript, Scala or Go</text:p>
            </text:list-item>
            <text:list-item>
              <text:p text:style-name="P9">front-end developers need CSS and HTML skills, as well as being comfortable with Javascript</text:p>
            </text:list-item>
          </text:list>
        </text:list-item>
        <text:list-item>
          <text:p text:style-name="P8">understanding of software design principles</text:p>
        </text:list-item>
        <text:list-item>
          <text:p text:style-name="P8">ability to quickly research and learn new programming tools and techniques</text:p>
        </text:list-item>
        <text:list-item>
          <text:p text:style-name="P8">a systematic approach to solving problems</text:p>
        </text:list-item>
        <text:list-item>
          <text:p text:style-name="P8">experience of using testing to validate solutions</text:p>
        </text:list-item>
        <text:list-item>
          <text:p text:style-name="P8">understanding of agile environments and version control</text:p>
        </text:list-item>
        <text:list-item>
          <text:p text:style-name="P8"><text:soft-page-break/>basic understanding about web security</text:p>
        </text:list-item>
        <text:list-item>
          <text:p text:style-name="P8">an awareness of technologies used for web applications, eg databases, backups, CDNs and search, and of Unix-like operating systems, eg Linux and/or Mac OS experience of working on, or with web technologies</text:p>
        </text:list-item>
      </text:list>
      <text:p text:style-name="P12">Civil Service Competencies</text:p>
      <text:p text:style-name="P1"><text:span text:style-name="T9">In the Civil Service we use our </text:span><text:a xlink:type="simple" xlink:href="https://www.google.com/url?q=https%3A%2F%2Fwww.gov.uk%2Fgovernment%2Fpublications%2Fcivil-service-competency-framework&amp;sa=D&amp;sntz=1&amp;usg=AFQjCNHse7mtjqMtjtuMSuMkwtHMnZ7KVQ" text:style-name="Internet_20_link" text:visited-style-name="Visited_20_Internet_20_Link"><text:span text:style-name="T6">Competency Framework</text:span></text:a><text:span text:style-name="T9"> to outline expected behaviours and we will use these as part of our wider assessment during the interview process.</text:span></text:p>
      <text:p text:style-name="P5"/>
      <text:p text:style-name="P5"><text:span text:style-name="T7">For this role, the following competencies are the most relevant</text:span>:</text:p>
      <text:p text:style-name="P5"/>
      <text:list xml:id="list4780877008419900791" text:style-name="WWNum1">
        <text:list-item>
          <text:p text:style-name="P10">changing and improving</text:p>
        </text:list-item>
        <text:list-item>
          <text:p text:style-name="P10">managing a quality service</text:p>
        </text:list-item>
        <text:list-item>
          <text:p text:style-name="P10">collaborating and partnering</text:p>
        </text:list-item>
        <text:list-item>
          <text:p text:style-name="P10">building capability for all</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Arial1" svg:font-family="Arial" style:font-adornments="Regular"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ListLabel_20_19" style:display-name="ListLabel 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1.75in"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3.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5.7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7.75in"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9.7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11.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12.9008in"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12.9008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12.9008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1.7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3.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5.7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7.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9.7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11.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12.9008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12.9008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12.9008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6:37:15.626626000</meta:creation-date>
    <meta:editing-cycles>1</meta:editing-cycles>
    <meta:editing-duration>PT1M51S</meta:editing-duration>
    <dc:subject>Generic job description</dc:subject>
    <dc:title>Developer Job Description</dc:title>
    <dc:date>2016-12-15T16:39:06.602007000</dc:date>
    <meta:document-statistic meta:table-count="0" meta:image-count="0" meta:object-count="0" meta:page-count="2" meta:paragraph-count="34" meta:word-count="484" meta:character-count="3067" meta:non-whitespace-character-count="2634"/>
    <meta:generator>LibreOffice/5.2.3.3$MacOSX_X86_64 LibreOffice_project/d54a8868f08a7b39642414cf2c8ef2f228f780cf</meta:generator>
  </office:meta>
</office:document-meta>
</file>